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6957in"/>
    </style:style>
    <style:style style:name="co2" style:family="table-column">
      <style:table-column-properties fo:break-before="auto" style:column-width="2.6535in"/>
    </style:style>
    <style:style style:name="co3" style:family="table-column">
      <style:table-column-properties fo:break-before="auto" style:column-width="1.861in"/>
    </style:style>
    <style:style style:name="co4" style:family="table-column">
      <style:table-column-properties fo:break-before="auto" style:column-width="3.1161in"/>
    </style:style>
    <style:style style:name="co5" style:family="table-column">
      <style:table-column-properties fo:break-before="auto" style:column-width="1.8055in"/>
    </style:style>
    <style:style style:name="co6" style:family="table-column">
      <style:table-column-properties fo:break-before="auto" style:column-width="1.6299in"/>
    </style:style>
    <style:style style:name="co7" style:family="table-column">
      <style:table-column-properties fo:break-before="auto" style:column-width="1.5417in"/>
    </style:style>
    <style:style style:name="co8" style:family="table-column">
      <style:table-column-properties fo:break-before="auto" style:column-width="1.3543in"/>
    </style:style>
    <style:style style:name="co9" style:family="table-column">
      <style:table-column-properties fo:break-before="auto" style:column-width="2.5547in"/>
    </style:style>
    <style:style style:name="co10" style:family="table-column">
      <style:table-column-properties fo:break-before="auto" style:column-width="0.66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2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3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4" style:family="table-cell" style:parent-style-name="Default" style:data-style-name="N13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3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last_login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surname</text:p>
          </table:table-cell>
          <table:table-cell/>
          <table:table-cell office:value-type="string" calcext:value-type="string">
            <text:p>other_name</text:p>
          </table:table-cell>
          <table:table-cell office:value-type="string" calcext:value-type="string">
            <text:p>birth_date</text:p>
          </table:table-cell>
          <table:table-cell office:value-type="string" calcext:value-type="string">
            <text:p>social_number</text:p>
          </table:table-cell>
        </table:table-row>
        <table:table-row table:style-name="ro1">
          <table:table-cell office:value-type="string" calcext:value-type="string">
            <text:p>ГАЛИНА</text:p>
          </table:table-cell>
          <table:table-cell/>
          <table:table-cell table:style-name="ce2" office:value-type="date" office:date-value="2019-09-29T11:49:38" calcext:value-type="date">
            <text:p>9/29/2019 11:49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Алена</text:p>
          </table:table-cell>
          <table:table-cell/>
          <table:table-cell table:style-name="ce2" office:value-type="date" office:date-value="2019-08-29T17:34:23" calcext:value-type="date">
            <text:p>8/29/2019 17:34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Лидия</text:p>
          </table:table-cell>
          <table:table-cell/>
          <table:table-cell table:style-name="ce2" office:value-type="date" office:date-value="2019-11-14T18:35:56" calcext:value-type="date">
            <text:p>11/14/2019 18:35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Віра</text:p>
          </table:table-cell>
          <table:table-cell/>
          <table:table-cell table:style-name="ce2" office:value-type="date" office:date-value="2019-08-23T13:59:20" calcext:value-type="date">
            <text:p>8/23/2019 13:59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СВІТЛАНА</text:p>
          </table:table-cell>
          <table:table-cell/>
          <table:table-cell table:style-name="ce2" office:value-type="date" office:date-value="2019-11-11T12:13:15" calcext:value-type="date">
            <text:p>11/11/2019 12:13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ОЛЕНА</text:p>
          </table:table-cell>
          <table:table-cell/>
          <table:table-cell table:style-name="ce2" office:value-type="date" office:date-value="2019-11-11T11:59:21" calcext:value-type="date">
            <text:p>11/11/2019 11:59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Татьяна</text:p>
          </table:table-cell>
          <table:table-cell/>
          <table:table-cell table:style-name="ce2" office:value-type="date" office:date-value="2019-09-07T13:58:45" calcext:value-type="date">
            <text:p>9/7/2019 13:58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Віра</text:p>
          </table:table-cell>
          <table:table-cell/>
          <table:table-cell table:style-name="ce2" office:value-type="date" office:date-value="2019-11-11T13:13:08" calcext:value-type="date">
            <text:p>11/11/2019 13:13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/>
          <table:table-cell table:style-name="ce2" office:value-type="date" office:date-value="2019-11-11T17:07:03" calcext:value-type="date">
            <text:p>11/11/2019 17: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ТЕТЯНА</text:p>
          </table:table-cell>
          <table:table-cell/>
          <table:table-cell table:style-name="ce2" office:value-type="date" office:date-value="2019-11-11T21:09:24" calcext:value-type="date">
            <text:p>11/11/2019 21:09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Марія</text:p>
          </table:table-cell>
          <table:table-cell/>
          <table:table-cell table:style-name="ce2" office:value-type="date" office:date-value="2019-05-20T15:47:17" calcext:value-type="date">
            <text:p>5/20/2019 15:47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НАТАЛЯ</text:p>
          </table:table-cell>
          <table:table-cell/>
          <table:table-cell table:style-name="ce2" office:value-type="date" office:date-value="2019-11-11T16:32:38" calcext:value-type="date">
            <text:p>11/11/2019 16:32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Ксения</text:p>
          </table:table-cell>
          <table:table-cell/>
          <table:table-cell table:style-name="ce2" office:value-type="date" office:date-value="2017-11-08T19:56:58" calcext:value-type="date">
            <text:p>11/8/2017 19:56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ФАЇНА</text:p>
          </table:table-cell>
          <table:table-cell/>
          <table:table-cell table:style-name="ce2" office:value-type="date" office:date-value="2019-02-16T17:01:53" calcext:value-type="date">
            <text:p>2/16/2019 17:01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Оксана</text:p>
          </table:table-cell>
          <table:table-cell/>
          <table:table-cell table:style-name="ce2" office:value-type="date" office:date-value="2018-11-20T21:49:10" calcext:value-type="date">
            <text:p>11/20/2018 21:49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Олександра</text:p>
          </table:table-cell>
          <table:table-cell/>
          <table:table-cell table:style-name="ce2" office:value-type="date" office:date-value="2019-08-29T14:32:03" calcext:value-type="date">
            <text:p>8/29/2019 14:32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ЄВГЕНІЯ</text:p>
          </table:table-cell>
          <table:table-cell/>
          <table:table-cell table:style-name="ce2" office:value-type="date" office:date-value="2018-04-18T11:26:40" calcext:value-type="date">
            <text:p>4/18/2018 11:26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лилия</text:p>
          </table:table-cell>
          <table:table-cell/>
          <table:table-cell table:style-name="ce2" office:value-type="date" office:date-value="2019-03-16T11:40:12" calcext:value-type="date">
            <text:p>3/16/2019 11:40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Наталия</text:p>
          </table:table-cell>
          <table:table-cell/>
          <table:table-cell table:style-name="ce2" office:value-type="date" office:date-value="2019-10-24T21:35:19" calcext:value-type="date">
            <text:p>10/24/2019 21:35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ЛІЛІЯ</text:p>
          </table:table-cell>
          <table:table-cell/>
          <table:table-cell table:style-name="ce2" office:value-type="date" office:date-value="2019-11-11T22:21:52" calcext:value-type="date">
            <text:p>11/11/2019 22:21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Людмила</text:p>
          </table:table-cell>
          <table:table-cell/>
          <table:table-cell table:style-name="ce2" office:value-type="date" office:date-value="2018-05-22T19:17:42" calcext:value-type="date">
            <text:p>5/22/2018 19:17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Наталья</text:p>
          </table:table-cell>
          <table:table-cell/>
          <table:table-cell table:style-name="ce2" office:value-type="date" office:date-value="2018-10-15T01:10:01" calcext:value-type="date">
            <text:p>10/15/2018 1:10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юлия</text:p>
          </table:table-cell>
          <table:table-cell/>
          <table:table-cell table:style-name="ce2" office:value-type="date" office:date-value="2019-06-19T14:24:02" calcext:value-type="date">
            <text:p>6/19/2019 14:24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Марина</text:p>
          </table:table-cell>
          <table:table-cell/>
          <table:table-cell table:style-name="ce2" office:value-type="date" office:date-value="2019-09-04T11:50:09" calcext:value-type="date">
            <text:p>9/4/2019 11:50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Рита</text:p>
          </table:table-cell>
          <table:table-cell/>
          <table:table-cell table:style-name="ce2" office:value-type="date" office:date-value="2019-11-14T03:44:38" calcext:value-type="date">
            <text:p>11/14/2019 3:44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Светлана</text:p>
          </table:table-cell>
          <table:table-cell/>
          <table:table-cell table:style-name="ce2" office:value-type="date" office:date-value="2019-11-11T13:12:03" calcext:value-type="date">
            <text:p>11/11/2019 13:12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Екатерина</text:p>
          </table:table-cell>
          <table:table-cell/>
          <table:table-cell table:style-name="ce2" office:value-type="date" office:date-value="2019-11-11T13:52:21" calcext:value-type="date">
            <text:p>11/11/2019 13:52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МАРИНА</text:p>
          </table:table-cell>
          <table:table-cell/>
          <table:table-cell table:style-name="ce2" office:value-type="date" office:date-value="2019-11-13T16:41:13" calcext:value-type="date">
            <text:p>11/13/2019 16:41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КРІСТІНА</text:p>
          </table:table-cell>
          <table:table-cell/>
          <table:table-cell table:style-name="ce2" office:value-type="date" office:date-value="2019-11-13T12:23:27" calcext:value-type="date">
            <text:p>11/13/2019 12:23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Наталя</text:p>
          </table:table-cell>
          <table:table-cell/>
          <table:table-cell table:style-name="ce2" office:value-type="date" office:date-value="2019-01-24T14:58:26" calcext:value-type="date">
            <text:p>1/24/2019 14:58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Виктория</text:p>
          </table:table-cell>
          <table:table-cell/>
          <table:table-cell table:style-name="ce2" office:value-type="date" office:date-value="2019-11-12T11:45:34" calcext:value-type="date">
            <text:p>11/12/2019 11:45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ГАННА</text:p>
          </table:table-cell>
          <table:table-cell/>
          <table:table-cell table:style-name="ce2" office:value-type="date" office:date-value="2018-09-19T16:27:46" calcext:value-type="date">
            <text:p>9/19/2018 16:27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Валентина</text:p>
          </table:table-cell>
          <table:table-cell/>
          <table:table-cell table:style-name="ce2" office:value-type="date" office:date-value="2019-05-29T12:42:04" calcext:value-type="date">
            <text:p>5/29/2019 12:42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Татьяна</text:p>
          </table:table-cell>
          <table:table-cell/>
          <table:table-cell table:style-name="ce2" office:value-type="date" office:date-value="2018-10-19T19:08:32" calcext:value-type="date">
            <text:p>10/19/2018 19:08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Юлия</text:p>
          </table:table-cell>
          <table:table-cell/>
          <table:table-cell table:style-name="ce2" office:value-type="date" office:date-value="2019-11-11T12:59:01" calcext:value-type="date">
            <text:p>11/11/2019 12:59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Діана</text:p>
          </table:table-cell>
          <table:table-cell/>
          <table:table-cell table:style-name="ce2" office:value-type="date" office:date-value="2019-05-06T20:56:54" calcext:value-type="date">
            <text:p>5/6/2019 20:56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Наталья</text:p>
          </table:table-cell>
          <table:table-cell/>
          <table:table-cell table:style-name="ce2" office:value-type="date" office:date-value="2018-03-24T10:09:40" calcext:value-type="date">
            <text:p>3/24/2018 10:09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ОЛЕНА</text:p>
          </table:table-cell>
          <table:table-cell/>
          <table:table-cell table:style-name="ce2" office:value-type="date" office:date-value="2018-10-30T21:17:56" calcext:value-type="date">
            <text:p>10/30/2018 21:17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АНАСТАСІЯ</text:p>
          </table:table-cell>
          <table:table-cell/>
          <table:table-cell table:style-name="ce2" office:value-type="date" office:date-value="2019-11-12T16:43:15" calcext:value-type="date">
            <text:p>11/12/2019 16:43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Ксенія</text:p>
          </table:table-cell>
          <table:table-cell/>
          <table:table-cell table:style-name="ce2" office:value-type="date" office:date-value="2019-11-11T19:29:46" calcext:value-type="date">
            <text:p>11/11/2019 19:29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Светлана</text:p>
          </table:table-cell>
          <table:table-cell/>
          <table:table-cell table:style-name="ce2" office:value-type="date" office:date-value="2018-10-17T22:26:15" calcext:value-type="date">
            <text:p>10/17/2018 22:26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АЛЬОНА</text:p>
          </table:table-cell>
          <table:table-cell/>
          <table:table-cell table:style-name="ce2" office:value-type="date" office:date-value="2019-04-23T12:33:32" calcext:value-type="date">
            <text:p>4/23/2019 12:33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Светлана</text:p>
          </table:table-cell>
          <table:table-cell/>
          <table:table-cell table:style-name="ce2" office:value-type="date" office:date-value="2019-11-11T16:38:00" calcext:value-type="date">
            <text:p>11/11/2019 16:38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Наталія</text:p>
          </table:table-cell>
          <table:table-cell/>
          <table:table-cell table:style-name="ce2" office:value-type="date" office:date-value="2019-11-12T12:31:19" calcext:value-type="date">
            <text:p>11/12/2019 12:31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Елена</text:p>
          </table:table-cell>
          <table:table-cell/>
          <table:table-cell table:style-name="ce2" office:value-type="date" office:date-value="2019-11-11T16:22:47" calcext:value-type="date">
            <text:p>11/11/2019 16:22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Каріна</text:p>
          </table:table-cell>
          <table:table-cell/>
          <table:table-cell table:style-name="ce2" office:value-type="date" office:date-value="2018-04-15T13:35:56" calcext:value-type="date">
            <text:p>4/15/2018 13:35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Ольга</text:p>
          </table:table-cell>
          <table:table-cell/>
          <table:table-cell table:style-name="ce2" office:value-type="date" office:date-value="2019-11-11T15:50:06" calcext:value-type="date">
            <text:p>11/11/2019 15:50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Елена</text:p>
          </table:table-cell>
          <table:table-cell/>
          <table:table-cell table:style-name="ce2" office:value-type="date" office:date-value="2019-11-14T18:40:26" calcext:value-type="date">
            <text:p>11/14/2019 18:40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Маргарита</text:p>
          </table:table-cell>
          <table:table-cell/>
          <table:table-cell table:style-name="ce2" office:value-type="date" office:date-value="2019-03-15T13:43:23" calcext:value-type="date">
            <text:p>3/15/2019 13:43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ТАТЬЯНА</text:p>
          </table:table-cell>
          <table:table-cell/>
          <table:table-cell table:style-name="ce2" office:value-type="date" office:date-value="2018-12-18T14:53:40" calcext:value-type="date">
            <text:p>12/18/2018 14:53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Юлия</text:p>
          </table:table-cell>
          <table:table-cell/>
          <table:table-cell table:style-name="ce2" office:value-type="date" office:date-value="2019-07-22T08:29:31" calcext:value-type="date">
            <text:p>7/22/2019 8:29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Алена</text:p>
          </table:table-cell>
          <table:table-cell/>
          <table:table-cell table:style-name="ce2" office:value-type="date" office:date-value="2019-01-05T20:35:37" calcext:value-type="date">
            <text:p>1/5/2019 20:35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Наталья</text:p>
          </table:table-cell>
          <table:table-cell/>
          <table:table-cell table:style-name="ce2" office:value-type="date" office:date-value="2019-10-28T07:23:10" calcext:value-type="date">
            <text:p>10/28/2019 7:23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ТЕТЯНА</text:p>
          </table:table-cell>
          <table:table-cell/>
          <table:table-cell table:style-name="ce2" office:value-type="date" office:date-value="2019-03-16T09:36:29" calcext:value-type="date">
            <text:p>3/16/2019 9:36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Алена</text:p>
          </table:table-cell>
          <table:table-cell/>
          <table:table-cell table:style-name="ce2" office:value-type="date" office:date-value="2019-11-15T13:09:40" calcext:value-type="date">
            <text:p>11/15/2019 13:09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ЛЮДМИЛА</text:p>
          </table:table-cell>
          <table:table-cell/>
          <table:table-cell table:style-name="ce2" office:value-type="date" office:date-value="2018-12-26T15:31:47" calcext:value-type="date">
            <text:p>12/26/2018 15:31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Світлана</text:p>
          </table:table-cell>
          <table:table-cell/>
          <table:table-cell table:style-name="ce2" office:value-type="date" office:date-value="2019-11-11T19:55:59" calcext:value-type="date">
            <text:p>11/11/2019 19:55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Виктория</text:p>
          </table:table-cell>
          <table:table-cell/>
          <table:table-cell table:style-name="ce2" office:value-type="date" office:date-value="2019-11-15T20:01:41" calcext:value-type="date">
            <text:p>11/15/2019 20:01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Елена</text:p>
          </table:table-cell>
          <table:table-cell/>
          <table:table-cell table:style-name="ce2" office:value-type="date" office:date-value="2019-11-11T22:06:47" calcext:value-type="date">
            <text:p>11/11/2019 22:06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Юлия</text:p>
          </table:table-cell>
          <table:table-cell/>
          <table:table-cell table:style-name="ce2" office:value-type="date" office:date-value="2019-06-13T12:57:09" calcext:value-type="date">
            <text:p>6/13/2019 12:57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НАТАЛІЯ</text:p>
          </table:table-cell>
          <table:table-cell/>
          <table:table-cell table:style-name="ce2" office:value-type="date" office:date-value="2018-09-22T23:40:33" calcext:value-type="date">
            <text:p>9/22/2018 23:40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Алена</text:p>
          </table:table-cell>
          <table:table-cell/>
          <table:table-cell table:style-name="ce2" office:value-type="date" office:date-value="2018-11-30T11:46:39" calcext:value-type="date">
            <text:p>11/30/2018 11:46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Ирина</text:p>
          </table:table-cell>
          <table:table-cell/>
          <table:table-cell table:style-name="ce2" office:value-type="date" office:date-value="2019-08-01T14:06:18" calcext:value-type="date">
            <text:p>8/1/2019 14:06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Галина</text:p>
          </table:table-cell>
          <table:table-cell/>
          <table:table-cell table:style-name="ce2" office:value-type="date" office:date-value="2019-09-04T11:00:41" calcext:value-type="date">
            <text:p>9/4/2019 11:00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Світлана</text:p>
          </table:table-cell>
          <table:table-cell/>
          <table:table-cell table:style-name="ce2" office:value-type="date" office:date-value="2019-05-30T11:31:48" calcext:value-type="date">
            <text:p>5/30/2019 11:31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Анастасия</text:p>
          </table:table-cell>
          <table:table-cell/>
          <table:table-cell table:style-name="ce2" office:value-type="date" office:date-value="2019-10-17T12:17:22" calcext:value-type="date">
            <text:p>10/17/2019 12:17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ТАТЬЯНА</text:p>
          </table:table-cell>
          <table:table-cell/>
          <table:table-cell table:style-name="ce2" office:value-type="date" office:date-value="2019-11-11T13:00:29" calcext:value-type="date">
            <text:p>11/11/2019 13:00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юрий</text:p>
          </table:table-cell>
          <table:table-cell/>
          <table:table-cell table:style-name="ce2" office:value-type="date" office:date-value="2019-11-11T14:23:00" calcext:value-type="date">
            <text:p>11/11/2019 14:23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РИТА</text:p>
          </table:table-cell>
          <table:table-cell/>
          <table:table-cell table:style-name="ce2" office:value-type="date" office:date-value="2019-11-11T12:19:42" calcext:value-type="date">
            <text:p>11/11/2019 12:19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Ірина</text:p>
          </table:table-cell>
          <table:table-cell/>
          <table:table-cell table:style-name="ce2" office:value-type="date" office:date-value="2018-08-13T23:28:22" calcext:value-type="date">
            <text:p>8/13/2018 23:28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Ірина</text:p>
          </table:table-cell>
          <table:table-cell/>
          <table:table-cell table:style-name="ce2" office:value-type="date" office:date-value="2019-11-12T12:16:47" calcext:value-type="date">
            <text:p>11/12/2019 12:16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Лидия</text:p>
          </table:table-cell>
          <table:table-cell/>
          <table:table-cell table:style-name="ce2" office:value-type="date" office:date-value="2019-11-19T09:47:49" calcext:value-type="date">
            <text:p>11/19/2019 9:47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Елена</text:p>
          </table:table-cell>
          <table:table-cell/>
          <table:table-cell table:style-name="ce2" office:value-type="date" office:date-value="2019-08-02T16:09:16" calcext:value-type="date">
            <text:p>8/2/2019 16:09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Ольга</text:p>
          </table:table-cell>
          <table:table-cell/>
          <table:table-cell table:style-name="ce2" office:value-type="date" office:date-value="2018-09-09T02:14:00" calcext:value-type="date">
            <text:p>9/9/2018 2:14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надежда</text:p>
          </table:table-cell>
          <table:table-cell/>
          <table:table-cell table:style-name="ce2" office:value-type="date" office:date-value="2019-02-12T08:50:48" calcext:value-type="date">
            <text:p>2/12/2019 8:50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Тетяна</text:p>
          </table:table-cell>
          <table:table-cell/>
          <table:table-cell table:style-name="ce2" office:value-type="date" office:date-value="2019-03-15T15:29:33" calcext:value-type="date">
            <text:p>3/15/2019 15:29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Светлана</text:p>
          </table:table-cell>
          <table:table-cell/>
          <table:table-cell table:style-name="ce2" office:value-type="date" office:date-value="2019-07-26T11:22:37" calcext:value-type="date">
            <text:p>7/26/2019 11:22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Ирина</text:p>
          </table:table-cell>
          <table:table-cell/>
          <table:table-cell table:style-name="ce2" office:value-type="date" office:date-value="2019-08-31T16:07:00" calcext:value-type="date">
            <text:p>8/31/2019 16:07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Анна</text:p>
          </table:table-cell>
          <table:table-cell/>
          <table:table-cell table:style-name="ce2" office:value-type="date" office:date-value="2019-09-05T17:07:58" calcext:value-type="date">
            <text:p>9/5/2019 17:07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Ксения</text:p>
          </table:table-cell>
          <table:table-cell/>
          <table:table-cell table:style-name="ce2" office:value-type="date" office:date-value="2019-10-23T13:18:07" calcext:value-type="date">
            <text:p>10/23/2019 13:18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Тетяна</text:p>
          </table:table-cell>
          <table:table-cell/>
          <table:table-cell table:style-name="ce2" office:value-type="date" office:date-value="2019-01-15T10:01:40" calcext:value-type="date">
            <text:p>1/15/2019 10:01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Снежана</text:p>
          </table:table-cell>
          <table:table-cell/>
          <table:table-cell table:style-name="ce2" office:value-type="date" office:date-value="2019-08-30T16:14:37" calcext:value-type="date">
            <text:p>8/30/2019 16:14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ЮЛІЯ</text:p>
          </table:table-cell>
          <table:table-cell/>
          <table:table-cell table:style-name="ce2" office:value-type="date" office:date-value="2019-11-15T11:31:49" calcext:value-type="date">
            <text:p>11/15/2019 11:31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Элла</text:p>
          </table:table-cell>
          <table:table-cell/>
          <table:table-cell table:style-name="ce2" office:value-type="date" office:date-value="2019-03-10T20:01:16" calcext:value-type="date">
            <text:p>3/10/2019 20:01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Наталія</text:p>
          </table:table-cell>
          <table:table-cell/>
          <table:table-cell table:style-name="ce2" office:value-type="date" office:date-value="2019-04-21T13:21:55" calcext:value-type="date">
            <text:p>4/21/2019 13:21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Марія</text:p>
          </table:table-cell>
          <table:table-cell/>
          <table:table-cell table:style-name="ce2" office:value-type="date" office:date-value="2019-01-08T14:35:34" calcext:value-type="date">
            <text:p>1/8/2019 14:35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Ольга</text:p>
          </table:table-cell>
          <table:table-cell/>
          <table:table-cell table:style-name="ce2" office:value-type="date" office:date-value="2019-11-11T13:39:44" calcext:value-type="date">
            <text:p>11/11/2019 13:39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Катерина</text:p>
          </table:table-cell>
          <table:table-cell/>
          <table:table-cell table:style-name="ce2" office:value-type="date" office:date-value="2019-05-10T09:34:08" calcext:value-type="date">
            <text:p>5/10/2019 9:34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Виктория</text:p>
          </table:table-cell>
          <table:table-cell/>
          <table:table-cell table:style-name="ce2" office:value-type="date" office:date-value="2019-11-07T08:32:53" calcext:value-type="date">
            <text:p>11/7/2019 8:32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Наталья</text:p>
          </table:table-cell>
          <table:table-cell/>
          <table:table-cell table:style-name="ce2" office:value-type="date" office:date-value="2019-08-10T08:36:30" calcext:value-type="date">
            <text:p>8/10/2019 8:36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Татьяна</text:p>
          </table:table-cell>
          <table:table-cell/>
          <table:table-cell table:style-name="ce2" office:value-type="date" office:date-value="2019-10-30T11:08:52" calcext:value-type="date">
            <text:p>10/30/2019 11:08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Оксана</text:p>
          </table:table-cell>
          <table:table-cell/>
          <table:table-cell table:style-name="ce2" office:value-type="date" office:date-value="2019-05-16T08:12:06" calcext:value-type="date">
            <text:p>5/16/2019 8:12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Таня</text:p>
          </table:table-cell>
          <table:table-cell/>
          <table:table-cell table:style-name="ce2" office:value-type="date" office:date-value="2019-09-06T13:38:44" calcext:value-type="date">
            <text:p>9/6/2019 13:38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Виктория</text:p>
          </table:table-cell>
          <table:table-cell/>
          <table:table-cell table:style-name="ce2" office:value-type="date" office:date-value="2019-11-17T20:04:21" calcext:value-type="date">
            <text:p>11/17/2019 20:04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ОКСАНА</text:p>
          </table:table-cell>
          <table:table-cell/>
          <table:table-cell table:style-name="ce2" office:value-type="date" office:date-value="2019-03-04T12:14:30" calcext:value-type="date">
            <text:p>3/4/2019 12:14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АЛІНА</text:p>
          </table:table-cell>
          <table:table-cell/>
          <table:table-cell table:style-name="ce2" office:value-type="date" office:date-value="2019-10-09T15:43:56" calcext:value-type="date">
            <text:p>10/9/2019 15:43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Антонина</text:p>
          </table:table-cell>
          <table:table-cell/>
          <table:table-cell table:style-name="ce2" office:value-type="date" office:date-value="2019-03-11T09:51:46" calcext:value-type="date">
            <text:p>3/11/2019 9:51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Алена</text:p>
          </table:table-cell>
          <table:table-cell/>
          <table:table-cell table:style-name="ce2" office:value-type="date" office:date-value="2019-11-11T12:19:07" calcext:value-type="date">
            <text:p>11/11/2019 12:19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СВІТЛАНА</text:p>
          </table:table-cell>
          <table:table-cell/>
          <table:table-cell table:style-name="ce2" office:value-type="date" office:date-value="2019-09-21T16:40:56" calcext:value-type="date">
            <text:p>9/21/2019 16:40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Яніна</text:p>
          </table:table-cell>
          <table:table-cell/>
          <table:table-cell table:style-name="ce2" office:value-type="date" office:date-value="2019-07-02T11:00:25" calcext:value-type="date">
            <text:p>7/2/2019 11:00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Світлана</text:p>
          </table:table-cell>
          <table:table-cell/>
          <table:table-cell table:style-name="ce2" office:value-type="date" office:date-value="2019-02-16T22:30:33" calcext:value-type="date">
            <text:p>2/16/2019 22:30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ІРИНА</text:p>
          </table:table-cell>
          <table:table-cell/>
          <table:table-cell table:style-name="ce2" office:value-type="date" office:date-value="2019-03-27T22:43:48" calcext:value-type="date">
            <text:p>3/27/2019 22:43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Сніжана</text:p>
          </table:table-cell>
          <table:table-cell/>
          <table:table-cell table:style-name="ce2" office:value-type="date" office:date-value="2019-03-16T13:21:25" calcext:value-type="date">
            <text:p>3/16/2019 13:21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ТЕТЯНА</text:p>
          </table:table-cell>
          <table:table-cell/>
          <table:table-cell table:style-name="ce2" office:value-type="date" office:date-value="2019-01-15T13:07:19" calcext:value-type="date">
            <text:p>1/15/2019 13:07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Наталия</text:p>
          </table:table-cell>
          <table:table-cell/>
          <table:table-cell table:style-name="ce2" office:value-type="date" office:date-value="2019-03-10T12:11:58" calcext:value-type="date">
            <text:p>3/10/2019 12:11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ГАЛИНА</text:p>
          </table:table-cell>
          <table:table-cell/>
          <table:table-cell table:style-name="ce2" office:value-type="date" office:date-value="2019-11-11T17:59:51" calcext:value-type="date">
            <text:p>11/11/2019 17:59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Іванна</text:p>
          </table:table-cell>
          <table:table-cell/>
          <table:table-cell table:style-name="ce2" office:value-type="date" office:date-value="2019-02-28T10:10:17" calcext:value-type="date">
            <text:p>2/28/2019 10:10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Арзик</text:p>
          </table:table-cell>
          <table:table-cell/>
          <table:table-cell table:style-name="ce2" office:value-type="date" office:date-value="2019-11-15T11:25:53" calcext:value-type="date">
            <text:p>11/15/2019 11:25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МАРИНА</text:p>
          </table:table-cell>
          <table:table-cell/>
          <table:table-cell table:style-name="ce2" office:value-type="date" office:date-value="2019-03-13T17:38:38" calcext:value-type="date">
            <text:p>3/13/2019 17:38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Надія</text:p>
          </table:table-cell>
          <table:table-cell/>
          <table:table-cell table:style-name="ce2" office:value-type="date" office:date-value="2019-07-26T21:47:32" calcext:value-type="date">
            <text:p>7/26/2019 21:47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Наталия</text:p>
          </table:table-cell>
          <table:table-cell/>
          <table:table-cell table:style-name="ce2" office:value-type="date" office:date-value="2019-06-25T09:16:10" calcext:value-type="date">
            <text:p>6/25/2019 9:16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Марианна</text:p>
          </table:table-cell>
          <table:table-cell/>
          <table:table-cell table:style-name="ce2" office:value-type="date" office:date-value="2019-11-11T22:04:52" calcext:value-type="date">
            <text:p>11/11/2019 22:04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ОЛЕНА</text:p>
          </table:table-cell>
          <table:table-cell/>
          <table:table-cell table:style-name="ce2" office:value-type="date" office:date-value="2019-05-15T22:21:45" calcext:value-type="date">
            <text:p>5/15/2019 22:21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Татьяна</text:p>
          </table:table-cell>
          <table:table-cell/>
          <table:table-cell table:style-name="ce2" office:value-type="date" office:date-value="2019-03-06T16:13:37" calcext:value-type="date">
            <text:p>3/6/2019 16:13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Єлизавета</text:p>
          </table:table-cell>
          <table:table-cell/>
          <table:table-cell table:style-name="ce2" office:value-type="date" office:date-value="2019-07-07T14:53:34" calcext:value-type="date">
            <text:p>7/7/2019 14:53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ІРИНА</text:p>
          </table:table-cell>
          <table:table-cell/>
          <table:table-cell table:style-name="ce2" office:value-type="date" office:date-value="2019-04-18T09:56:29" calcext:value-type="date">
            <text:p>4/18/2019 9:56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ГАННА</text:p>
          </table:table-cell>
          <table:table-cell/>
          <table:table-cell table:style-name="ce2" office:value-type="date" office:date-value="2019-11-11T12:03:23" calcext:value-type="date">
            <text:p>11/11/2019 12:03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АЛЬОНА</text:p>
          </table:table-cell>
          <table:table-cell/>
          <table:table-cell table:style-name="ce2" office:value-type="date" office:date-value="2019-09-09T09:21:03" calcext:value-type="date">
            <text:p>9/9/2019 9:21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Оксана</text:p>
          </table:table-cell>
          <table:table-cell/>
          <table:table-cell table:style-name="ce2" office:value-type="date" office:date-value="2019-11-11T11:57:20" calcext:value-type="date">
            <text:p>11/11/2019 11:57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Наталья</text:p>
          </table:table-cell>
          <table:table-cell/>
          <table:table-cell table:style-name="ce2" office:value-type="date" office:date-value="2019-11-08T20:39:30" calcext:value-type="date">
            <text:p>11/8/2019 20:39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ГАЛИНА</text:p>
          </table:table-cell>
          <table:table-cell/>
          <table:table-cell table:style-name="ce2" office:value-type="date" office:date-value="2019-05-08T15:36:49" calcext:value-type="date">
            <text:p>5/8/2019 15:36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Юлия</text:p>
          </table:table-cell>
          <table:table-cell/>
          <table:table-cell table:style-name="ce2" office:value-type="date" office:date-value="2019-06-19T12:29:21" calcext:value-type="date">
            <text:p>6/19/2019 12:29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ДАР'Я</text:p>
          </table:table-cell>
          <table:table-cell/>
          <table:table-cell table:style-name="ce2" office:value-type="date" office:date-value="2019-08-14T01:19:04" calcext:value-type="date">
            <text:p>8/14/2019 1:19</text:p>
          </table:table-cell>
          <table:table-cell table:number-columns-repeated="4"/>
          <table:table-cell table:style-name="ce4"/>
          <table:table-cell/>
        </table:table-row>
        <table:table-row table:style-name="ro1">
          <table:table-cell office:value-type="string" calcext:value-type="string">
            <text:p>Елена</text:p>
          </table:table-cell>
          <table:table-cell/>
          <table:table-cell table:style-name="ce2" office:value-type="date" office:date-value="2019-09-29T09:05:23" calcext:value-type="date">
            <text:p>9/29/2019 9:05</text:p>
          </table:table-cell>
          <table:table-cell table:number-columns-repeated="4"/>
          <table:table-cell table:style-name="ce4"/>
          <table:table-cell/>
        </table:table-row>
        <table:table-row table:style-name="ro1" table:number-rows-repeated="2">
          <table:table-cell table:number-columns-repeated="9"/>
        </table:table-row>
        <table:table-row table:style-name="ro2" table:number-rows-repeated="1048448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7">00/00/0000</text:date>, <text:time style:data-style-name="N2" text:time-value="02:14:56.0682898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9:34</meta:creation-date>
    <dc:date>2025-01-07T02:15:39.154786800</dc:date>
    <meta:generator>LibreOffice/24.8.2.1$FreeBSD_X86_64 LibreOffice_project/480$Build-1</meta:generator>
    <meta:editing-duration>PT3M4S</meta:editing-duration>
    <meta:editing-cycles>2</meta:editing-cycles>
    <meta:document-statistic meta:table-count="1" meta:cell-count="256" meta:object-count="0"/>
    <meta:user-defined meta:name="AppVersion">16.0300</meta:user-defined>
  </office:meta>
</office:document-meta>
</file>